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da66" officeooo:paragraph-rsid="0008da66"/>
    </style:style>
    <style:style style:name="P2" style:family="paragraph" style:parent-style-name="Standard">
      <style:text-properties officeooo:rsid="000ace77" officeooo:paragraph-rsid="000ace77"/>
    </style:style>
    <style:style style:name="P3" style:family="paragraph" style:parent-style-name="Standard">
      <style:text-properties officeooo:rsid="000bc42c" officeooo:paragraph-rsid="000bc42c"/>
    </style:style>
    <style:style style:name="P4" style:family="paragraph" style:parent-style-name="Standard">
      <style:text-properties fo:font-weight="bold" officeooo:rsid="000d6a3d" officeooo:paragraph-rsid="000d6a3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8da66" officeooo:paragraph-rsid="0008da66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officeooo:rsid="000ace77" officeooo:paragraph-rsid="00163b6a"/>
    </style:style>
    <style:style style:name="P7" style:family="paragraph" style:parent-style-name="Standard" style:list-style-name="L1">
      <style:text-properties officeooo:rsid="000e692a" officeooo:paragraph-rsid="000e692a"/>
    </style:style>
    <style:style style:name="P8" style:family="paragraph" style:parent-style-name="Standard" style:list-style-name="L1">
      <style:text-properties officeooo:rsid="000e692a" officeooo:paragraph-rsid="00101160"/>
    </style:style>
    <style:style style:name="P9" style:family="paragraph" style:parent-style-name="Standard" style:list-style-name="L1">
      <style:text-properties officeooo:rsid="000b595a" officeooo:paragraph-rsid="00161bdc"/>
    </style:style>
    <style:style style:name="P10" style:family="paragraph" style:parent-style-name="Standard" style:list-style-name="L1">
      <style:text-properties officeooo:rsid="000b595a" officeooo:paragraph-rsid="0011160e"/>
    </style:style>
    <style:style style:name="P11" style:family="paragraph" style:parent-style-name="Standard" style:list-style-name="L1">
      <style:text-properties officeooo:rsid="000b595a" officeooo:paragraph-rsid="000b595a"/>
    </style:style>
    <style:style style:name="P12" style:family="paragraph" style:parent-style-name="Standard" style:list-style-name="L1">
      <style:text-properties fo:font-weight="bold" officeooo:rsid="00125532" officeooo:paragraph-rsid="00125532" style:font-weight-asian="bold" style:font-weight-complex="bold"/>
    </style:style>
    <style:style style:name="P13" style:family="paragraph" style:parent-style-name="Standard" style:list-style-name="L1">
      <style:text-properties officeooo:rsid="000bc42c" officeooo:paragraph-rsid="000bc42c"/>
    </style:style>
    <style:style style:name="P14" style:family="paragraph" style:parent-style-name="Standard" style:list-style-name="L1">
      <style:text-properties officeooo:rsid="000bc42c" officeooo:paragraph-rsid="00163b6a"/>
    </style:style>
    <style:style style:name="P15" style:family="paragraph" style:parent-style-name="Standard" style:list-style-name="L1">
      <style:text-properties officeooo:rsid="000f4fac" officeooo:paragraph-rsid="000f4fac"/>
    </style:style>
    <style:style style:name="P16" style:family="paragraph" style:parent-style-name="Standard">
      <style:text-properties officeooo:rsid="00163b6a" officeooo:paragraph-rsid="00163b6a"/>
    </style:style>
    <style:style style:name="T1" style:family="text">
      <style:text-properties officeooo:rsid="000d6a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6a3d" style:font-weight-asian="bold" style:font-weight-complex="bold"/>
    </style:style>
    <style:style style:name="T4" style:family="text">
      <style:text-properties fo:font-weight="bold" officeooo:rsid="000e692a" style:font-weight-asian="bold" style:font-weight-complex="bold"/>
    </style:style>
    <style:style style:name="T5" style:family="text">
      <style:text-properties fo:font-weight="bold" officeooo:rsid="000f4fac" style:font-weight-asian="bold" style:font-weight-complex="bold"/>
    </style:style>
    <style:style style:name="T6" style:family="text">
      <style:text-properties fo:font-weight="bold" officeooo:rsid="0011160e" style:font-weight-asian="bold" style:font-weight-complex="bold"/>
    </style:style>
    <style:style style:name="T7" style:family="text">
      <style:text-properties fo:font-weight="bold" officeooo:rsid="00125532" style:font-weight-asian="bold" style:font-weight-complex="bold"/>
    </style:style>
    <style:style style:name="T8" style:family="text">
      <style:text-properties fo:font-weight="bold" officeooo:rsid="00163b6a" style:font-weight-asian="bold" style:font-weight-complex="bold"/>
    </style:style>
    <style:style style:name="T9" style:family="text">
      <style:text-properties officeooo:rsid="000e692a"/>
    </style:style>
    <style:style style:name="T10" style:family="text">
      <style:text-properties officeooo:rsid="000f4fac"/>
    </style:style>
    <style:style style:name="T11" style:family="text">
      <style:text-properties officeooo:rsid="00101160"/>
    </style:style>
    <style:style style:name="T12" style:family="text">
      <style:text-properties fo:font-style="normal" fo:font-weight="bold" officeooo:rsid="00101160" style:font-style-asian="normal" style:font-weight-asian="bold" style:font-style-complex="normal" style:font-weight-complex="bold"/>
    </style:style>
    <style:style style:name="T13" style:family="text">
      <style:text-properties officeooo:rsid="0011160e"/>
    </style:style>
    <style:style style:name="T14" style:family="text">
      <style:text-properties officeooo:rsid="00125532"/>
    </style:style>
    <style:style style:name="T15" style:family="text">
      <style:text-properties fo:font-weight="normal" officeooo:rsid="00142654" style:font-weight-asian="normal" style:font-weight-complex="normal"/>
    </style:style>
    <style:style style:name="T16" style:family="text">
      <style:text-properties officeooo:rsid="00163b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9">H</text:span>armonogram <text:span text:style-name="T1">zespołu 9</text:span></text:p>
      <text:p text:style-name="P3"><text:span text:style-name="T3">Temat:</text:span><text:span text:style-name="T1"> </text:span>Zarządzanie systemem poprzez wykorzystanie rozpoznawania głosu na urządzeniach z systemem Android <text:span text:style-name="T9">oraz na komputerach stacjonarnych.</text:span></text:p>
      <text:p text:style-name="P4">Terminy:</text:p>
      <text:list xml:id="list79760717108156340" text:style-name="L1">
        <text:list-item>
          <text:p text:style-name="P6"><text:span text:style-name="T2">01.11-</text:span><text:span text:style-name="T4">14</text:span><text:span text:style-name="T2">.11.2016</text:span> - Wybór tematu. <text:span text:style-name="T9">Kontakt z opiekunem zespołu.</text:span></text:p>
        </text:list-item>
        <text:list-item>
          <text:p text:style-name="P6"><text:span text:style-name="T4">10.11-</text:span><text:span text:style-name="T6">15</text:span><text:span text:style-name="T4">.12.2016 </text:span><text:span text:style-name="T9">- Wymodelowanie schematu działania aplikacji.</text:span></text:p>
        </text:list-item>
        <text:list-item>
          <text:p text:style-name="P7"><text:span text:style-name="T2">14.11-27.11.2016</text:span>- Przedstawienie opiekunowi wstępnego harmonogramu oraz udostępnienie strony WWW zespołu. </text:p>
        </text:list-item>
        <text:list-item>
          <text:p text:style-name="P8"><text:span text:style-name="T2">2</text:span><text:span text:style-name="T5">8</text:span><text:span text:style-name="T2">.11-1</text:span><text:span text:style-name="T5">0</text:span><text:span text:style-name="T2">.12.2016 </text:span>Praca nad ostateczną wersją harmonogramu.</text:p>
        </text:list-item>
        <text:list-item>
          <text:p text:style-name="P8"><text:span text:style-name="T12">11.12.2016 <text:s/></text:span><text:span text:style-name="T11"><text:s text:c="8"/></text:span><text:s/>Przedstawienie finalnej wersji <text:span text:style-name="T13">harmonogramu </text:span>opiekunowi grupy. </text:p>
        </text:list-item>
        <text:list-item>
          <text:p text:style-name="P9"><text:span text:style-name="T6">16</text:span><text:span text:style-name="T2">.12.</text:span><text:span text:style-name="T8">2016</text:span><text:span text:style-name="T2">-</text:span><text:span text:style-name="T6">07</text:span><text:span text:style-name="T2">.01.2017</text:span> - Wybranie i zapoznanie się z technologiami potrzebnymi do pracy nad projektem <text:span text:style-name="T14">oraz podział zadań w zespole.</text:span></text:p>
        </text:list-item>
        <text:list-item>
          <text:p text:style-name="P7"><text:span text:style-name="T2">23.12.</text:span><text:span text:style-name="T8">2016</text:span><text:span text:style-name="T2">-06.01.201</text:span><text:span text:style-name="T8">7</text:span>- Przerwa świąteczna. <text:span text:style-name="T11">Przerwa w pracy nad projektem.</text:span></text:p>
        </text:list-item>
        <text:list-item>
          <text:p text:style-name="P10"><text:span text:style-name="T4">07.</text:span><text:span text:style-name="T2">01-01.04.201</text:span><text:span text:style-name="T8">7</text:span>- Implementacja logiki działania aplikacji. Interfejs graficzny. Sporządzanie dokumentacji projektu <text:span text:style-name="T10">dla użytkownika oraz sporządzanie dokumentacji technicznej.</text:span></text:p>
        </text:list-item>
        <text:list-item>
          <text:p text:style-name="P10"><text:span text:style-name="T5">0</text:span><text:span text:style-name="T7">6</text:span><text:span text:style-name="T5">.02.2017 </text:span><text:span text:style-name="T10">Przedłożenie koordynatorom raportu kierownika oraz raportów poszczególnych członków.</text:span></text:p>
        </text:list-item>
        <text:list-item>
          <text:p text:style-name="P12">09.02.2017 <text:span text:style-name="T15">Ostateczny termin nieplanowanej „zmiany ról ” w zespole. </text:span></text:p>
        </text:list-item>
        <text:list-item>
          <text:p text:style-name="P11"><text:span text:style-name="T2">02.04-07.04.2017</text:span> - Testowanie aplikacji.</text:p>
        </text:list-item>
        <text:list-item>
          <text:p text:style-name="P13"><text:span text:style-name="T2">08.04-</text:span><text:span text:style-name="T5">07</text:span><text:span text:style-name="T2">.0</text:span><text:span text:style-name="T5">5</text:span><text:span text:style-name="T2">.2017</text:span> - Wprowadzanie ewentualnych poprawek wraz z testowaniem <text:span text:style-name="T11">wprowadzonych zmian </text:span>zmian.</text:p>
        </text:list-item>
        <text:list-item>
          <text:p text:style-name="P14"><text:span text:style-name="T2">01.05-03.05.2017</text:span> Weekend majowy. Przerwa w p<text:span text:style-name="T10">ra</text:span>cy nad projektem.</text:p>
        </text:list-item>
        <text:list-item>
          <text:p text:style-name="P14"><text:span text:style-name="T2">04.05-17.05.2016</text:span> Przygotowywanie prezentacji <text:span text:style-name="T16">publicznej </text:span>projektu.</text:p>
        </text:list-item>
        <text:list-item>
          <text:p text:style-name="P15"><text:span text:style-name="T2">07.05.2017</text:span> Zakończenie prac nad projektem i opublikowanie ostatecznej wersji dokumentacji</text:p>
        </text:list-item>
      </text:list>
      <text:p text:style-name="P16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02:27.905000000</meta:creation-date>
    <dc:date>2016-12-06T17:58:18.583000000</dc:date>
    <meta:editing-duration>PT1H26M32S</meta:editing-duration>
    <meta:editing-cycles>5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8" meta:word-count="170" meta:character-count="1451" meta:non-whitespace-character-count="1300"/>
  </office:meta>
</office:document-meta>
</file>